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60b48"/>
    </style:style>
    <style:style style:name="T1" style:family="text">
      <style:text-properties officeooo:rsid="00060b48"/>
    </style:style>
    <style:style style:name="T2" style:family="text">
      <style:text-properties officeooo:rsid="000a3d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Buon Compleanno Mario! (<text:span text:style-name="T2">I</text:span>n anticipo di un giorno)</text:p>
      <text:p text:style-name="Standard"/>
      <text:p text:style-name="Standard">Ognuno di noi ha scelto una sua frase preferita detta da te, indovina tu chi ha detto cosa!</text:p>
      <text:p text:style-name="Standard"/>
      <text:p text:style-name="Standard">1) Raccogli il tuo ciarpame!</text:p>
      <text:p text:style-name="Standard">2) <text:span text:style-name="T1">S</text:span>tate tranquilli: dopo il primo anno… è tutto in salita!!!</text:p>
      <text:p text:style-name="Standard">3) Come Osi?</text:p>
      <text:p text:style-name="Standard">4) Madò quanti BvEsp!</text:p>
      <text:p text:style-name="Standard">5) Ho un inciucio...</text:p>
      <text:p text:style-name="Standard">6) "[… ]ci si arrende alla fine, nello stomaco una tregenda".</text:p>
      <text:p text:style-name="Standard">7) Hai proprio l'espressione da megera.</text:p>
      <text:p text:style-name="Standard">8) Sigh, Sigh.</text:p>
      <text:p text:style-name="Standard">9) Chiudi il becco!</text:p>
      <text:p text:style-name="Standard">10) È stato un onore per voi trascorrere del tempo con me!</text:p>
      <text:p text:style-name="Standard">11) "Il mio, un esercito di terracotta. Quello di cocci di un'anima rotta."</text:p>
      <text:p text:style-name="Standard"/>
      <text:p text:style-name="Standard">Come puoi ben vedere è iniettiva ma non suriettiva la funzione delle persone nel numero di frasi.</text:p>
      <text:p text:style-name="Standard">Sta a te fare in modo di non perdere convergenza alla soluzione unica del problema!!!</text:p>
      <text:p text:style-name="Standard"/>
      <text:p text:style-name="P1">Firmato (rigorosamente in ordine alfabetico) : </text:p>
      <text:p text:style-name="P1">Antonietta, Claudia, Domenico, Flaviano, Marco e Pi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4T18:27:02.790000000</meta:creation-date>
    <dc:date>2021-06-04T19:22:56.581000000</dc:date>
    <meta:editing-duration>PT13M32S</meta:editing-duration>
    <meta:editing-cycles>5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7" meta:word-count="147" meta:character-count="834" meta:non-whitespace-character-count="699"/>
  </office:meta>
</office:document-meta>
</file>